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E6DA93CB2B9E1E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3" draw:opacity="100%" draw:textarea-horizontal-align="justify" draw:textarea-vertical-align="middle" draw:auto-grow-height="false" fo:min-height="6.25cm" fo:min-width="16.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3" style:family="graphic" style:parent-style-name="objectwithoutfill">
      <style:graphic-properties svg:stroke-width="0.035cm" draw:marker-start="Triangle_20_unfilled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Ultrafine_20_Dotted_20__28_var_29_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7" style:family="graphic" style:parent-style-name="objectwithoutfill">
      <style:graphic-properties draw:marker-end="Triangle_20_unfilled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0" style:family="graphic" style:parent-style-name="objectwithoutfill">
      <style:graphic-properties draw:stroke="solid" draw:stroke-dash="_32__20_Dots_20_1_20_Dash" svg:stroke-width="0.081cm" svg:stroke-color="#666666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marker-start="Triangle_20_unfilled" draw:marker-start-width="0.3cm" draw:marker-end="Triangle_20_unfilled" draw:marker-end-width="0.3cm" draw:textarea-vertical-align="middle"/>
    </style:style>
    <style:style style:name="gr12" style:family="graphic" style:parent-style-name="objectwithoutfill">
      <style:graphic-properties draw:stroke="dash" draw:stroke-dash="Fine_20_Dashed" draw:fill="solid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245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289cm" fo:min-width="0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7.85cm" fo:min-width="11.5cm"/>
    </style:style>
    <style:style style:name="gr16" style:family="graphic" style:parent-style-name="objectwithoutfill">
      <style:graphic-properties draw:stroke="solid" draw:stroke-dash="_32__20_Dots_20_1_20_Dash" svg:stroke-width="0.081cm" svg:stroke-color="#666666" draw:marker-start-width="0.321cm" draw:marker-end="Short_20_line_20_Arrow" draw:marker-end-width="0.321cm" draw:fill="solid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solid" draw:stroke-dash="_32__20_Dots_20_1_20_Dash" svg:stroke-width="0.081cm" svg:stroke-color="#666666" draw:marker-start-width="0.321cm" draw:marker-end="Short_20_line_20_Arrow" draw:marker-end-width="0.3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color="#3465a4" draw:fill="bitmap" draw:fill-image-name="Upward_20_Diagonal" draw:opacity="16%" draw:textarea-horizontal-align="justify" draw:textarea-vertical-align="middle" draw:auto-grow-height="false" fo:min-height="6.25cm" fo:min-width="16.4cm" draw:shadow-opacity="99%"/>
    </style:style>
    <style:style style:name="P1" style:family="paragraph">
      <loext:graphic-properties draw:fill="gradient" draw:fill-gradient-name="Gradient_20_3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style:font-name="DejaVu Math TeX Gyre"/>
    </style:style>
    <style:style style:name="P5" style:family="paragraph">
      <loext:graphic-properties draw:fill="none" draw:fill-color="#ffffff"/>
      <style:paragraph-properties style:writing-mode="lr-tb"/>
      <style:text-properties style:font-name="DejaVu Math TeX Gyre"/>
    </style:style>
    <style:style style:name="P6" style:family="paragraph">
      <loext:graphic-properties draw:fill="none" draw:fill-color="#ffffff"/>
      <style:paragraph-properties style:writing-mode="lr-tb"/>
      <style:text-properties style:text-position="0% 100%" style:font-name="DejaVu Math TeX Gyr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bitmap" draw:fill-image-name="Upward_20_Diagonal" draw:opacity="16%"/>
      <style:paragraph-properties fo:text-align="center"/>
    </style:style>
    <style:style style:name="T1" style:family="text">
      <style:text-properties style:font-name="DejaVu Math TeX Gyre" fo:font-size="10pt" style:font-name-asian="Liberation Sans1" style:font-size-asian="10pt" style:font-name-complex="Liberation Sans1" style:font-size-complex="10pt"/>
    </style:style>
    <style:style style:name="T2" style:family="text">
      <style:text-properties style:text-position="-33% 58%" style:font-name="DejaVu Math TeX Gyre" fo:font-size="10pt" style:font-name-asian="Liberation Sans1" style:font-size-asian="10pt" style:font-name-complex="Liberation Sans1" style:font-size-complex="10pt"/>
    </style:style>
    <style:style style:name="T3" style:family="text">
      <style:text-properties style:text-position="0% 100%" style:font-name="DejaVu Math TeX Gyre"/>
    </style:style>
    <style:style style:name="T4" style:family="text">
      <style:text-properties style:text-position="-33% 58%" style:font-name="DejaVu Math TeX Gyre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0pt" fo:font-style="normal" fo:text-shadow="none" style:text-underline-style="none" fo:font-weight="normal" style:letter-kerning="true" style:font-name-asian="Liberation Sans1" style:font-size-asian="10pt" style:font-style-asian="normal" style:font-weight-asian="normal" style:font-name-complex="Liberation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 style:font-name="DejaVu Math TeX Gyre" fo:font-size="10pt" style:font-name-asian="Liberation Sans1" style:font-size-asian="10pt" style:font-name-complex="Liberation 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9cm" svg:height="6.5cm" svg:x="1.862cm" svg:y="9.5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062cm" svg:y="15.502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1.73cm" svg:height="1.135cm" draw:transform="skewX (0.127059969545187) rotate (3.01994320472579) translate (13.7800855219178cm 14.1120413079931cm)" svg:viewBox="0 0 1731 1136" svg:d="M1731 0c-253 598-949 1039-1731 1136">
          <text:p/>
        </draw:path>
        <draw:path draw:style-name="gr3" draw:text-style-name="P3" draw:layer="layout" svg:width="0.535cm" svg:height="0.27cm" draw:transform="skewX (0.131248759749974) rotate (-0.121300383013607) translate (14.1303364013288cm 17.7371908269104cm)" svg:viewBox="0 0 536 271" svg:d="M536 0c-145 223-341 247-536 271">
          <text:p/>
        </draw:path>
        <draw:line draw:style-name="gr4" draw:text-style-name="P3" draw:layer="layout" svg:x1="14.062cm" svg:y1="22.502cm" svg:x2="14.062cm" svg:y2="9.502cm">
          <text:p/>
        </draw:line>
        <draw:frame draw:style-name="gr5" draw:text-style-name="P5" draw:layer="layout" svg:width="1.4cm" svg:height="1.114cm" svg:x="12.762cm" svg:y="12.488cm">
          <draw:text-box>
            <text:p text:style-name="P4"><text:span text:style-name="T1">θ</text:span><text:span text:style-name="T2">1</text:span></text:p>
          </draw:text-box>
        </draw:frame>
        <draw:frame draw:style-name="gr6" draw:text-style-name="P5" draw:layer="layout" svg:width="1.5cm" svg:height="1.3cm" svg:x="15.262cm" svg:y="14.902cm">
          <draw:text-box>
            <text:p text:style-name="P4"><text:span text:style-name="T3">n</text:span><text:span text:style-name="T4">1</text:span></text:p>
          </draw:text-box>
        </draw:frame>
        <draw:frame draw:style-name="gr6" draw:text-style-name="P6" draw:layer="layout" svg:width="1.5cm" svg:height="1.3cm" svg:x="15.262cm" svg:y="16.002cm">
          <draw:text-box>
            <text:p text:style-name="P4"><text:span text:style-name="T3">n</text:span><text:span text:style-name="T4">2</text:span></text:p>
          </draw:text-box>
        </draw:frame>
        <draw:line draw:style-name="gr7" draw:text-style-name="P3" draw:layer="layout" svg:x1="7.062cm" svg:y1="13.802cm" svg:x2="7.062cm" svg:y2="12.502cm">
          <text:p/>
        </draw:line>
        <draw:line draw:style-name="gr7" draw:text-style-name="P3" draw:layer="layout" svg:x1="7.062cm" svg:y1="13.803cm" svg:x2="8.462cm" svg:y2="13.802cm">
          <text:p/>
        </draw:line>
        <draw:frame draw:style-name="gr8" draw:text-style-name="P7" draw:layer="layout" svg:width="0.82cm" svg:height="0.9cm" svg:x="8.142cm" svg:y="13.102cm">
          <draw:text-box>
            <text:p><text:span text:style-name="T5">x</text:span></text:p>
          </draw:text-box>
        </draw:frame>
        <draw:frame draw:style-name="gr9" draw:text-style-name="P7" draw:layer="layout" svg:width="0.82cm" svg:height="0.962cm" svg:x="7.042cm" svg:y="11.84cm">
          <draw:text-box>
            <text:p><text:span text:style-name="T5">y</text:span></text:p>
          </draw:text-box>
        </draw:frame>
        <draw:line draw:style-name="gr10" draw:text-style-name="P3" draw:layer="layout" svg:x1="-0.167cm" svg:y1="7.473cm" svg:x2="8.392cm" svg:y2="16.032cm">
          <text:p/>
        </draw:line>
        <draw:line draw:style-name="gr10" draw:text-style-name="P3" draw:layer="layout" svg:x1="8.341cm" svg:y1="15.972cm" svg:x2="10.983cm" svg:y2="23.231cm">
          <text:p/>
        </draw:line>
        <draw:line draw:style-name="gr11" draw:text-style-name="P8" draw:layer="layout" svg:x1="8.762cm" svg:y1="16.102cm" svg:x2="13.662cm" svg:y2="16.102cm">
          <text:p/>
        </draw:line>
        <draw:line draw:style-name="gr12" draw:text-style-name="P3" draw:layer="layout" svg:x1="7.462cm" svg:y1="16.902cm" svg:x2="12.374cm" svg:y2="12.014cm">
          <text:p/>
        </draw:line>
        <draw:line draw:style-name="gr10" draw:text-style-name="P3" draw:layer="layout" svg:x1="5.533cm" svg:y1="7.473cm" svg:x2="14.092cm" svg:y2="16.032cm">
          <text:p/>
        </draw:line>
        <draw:line draw:style-name="gr10" draw:text-style-name="P3" draw:layer="layout" svg:x1="14.041cm" svg:y1="15.972cm" svg:x2="16.683cm" svg:y2="23.231cm">
          <text:p/>
        </draw:line>
        <draw:line draw:style-name="gr12" draw:text-style-name="P3" draw:layer="layout" svg:x1="7.862cm" svg:y1="18.302cm" svg:x2="15.262cm" svg:y2="15.602cm">
          <text:p/>
        </draw:line>
        <draw:frame draw:style-name="gr5" draw:text-style-name="P5" draw:layer="layout" svg:width="1.4cm" svg:height="1.114cm" svg:x="13.962cm" svg:y="17.902cm">
          <draw:text-box>
            <text:p text:style-name="P4"><text:span text:style-name="T1">θ</text:span><text:span text:style-name="T2">2</text:span></text:p>
          </draw:text-box>
        </draw:frame>
        <draw:custom-shape draw:style-name="gr13" draw:text-style-name="P2" draw:layer="layout" svg:width="0.495cm" svg:height="0.495cm" draw:transform="rotate (0.785398163397448) translate (10.861cm 12.8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draw:transform="rotate (-1.22173047639603) translate (14.061cm 16.03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5cm" svg:height="0.539cm" draw:transform="rotate (-1.22173047639603) translate (9.584cm 17.68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61cm" svg:height="0.5cm" draw:transform="rotate (-0.785398163397449) translate (8.412cm 15.3cm)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4cm" svg:height="1.114cm" svg:x="10.462cm" svg:y="15.988cm">
          <draw:text-box>
            <text:p><text:span text:style-name="T6"><text:s/></text:span><text:span text:style-name="T6"><text:s/></text:span><text:span text:style-name="T7">Δx</text:span></text:p>
          </draw:text-box>
        </draw:frame>
        <draw:custom-shape draw:style-name="gr15" draw:text-style-name="P2" draw:layer="layout" svg:width="12cm" svg:height="8.1cm" svg:x="5.581cm" svg:y="11.401cm">
          <text:p/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5.352cm" svg:y1="7.301cm" svg:x2="10.181cm" svg:y2="12.13cm">
          <text:p/>
        </draw:line>
        <draw:line draw:style-name="gr17" draw:text-style-name="P3" draw:layer="layout" svg:x1="1.952cm" svg:y1="9.601cm" svg:x2="6.781cm" svg:y2="14.43cm">
          <text:p/>
        </draw:line>
        <draw:line draw:style-name="gr16" draw:text-style-name="P3" draw:layer="layout" svg:x1="8.481cm" svg:y1="16.401cm" svg:x2="9.51cm" svg:y2="19.201cm">
          <text:p/>
        </draw:line>
        <draw:line draw:style-name="gr16" draw:text-style-name="P3" draw:layer="layout" svg:x1="14.185cm" svg:y1="16.381cm" svg:x2="15.214cm" svg:y2="19.181cm">
          <text:p/>
        </draw:line>
        <draw:custom-shape draw:style-name="gr18" draw:text-style-name="P9" draw:layer="layout" svg:width="16.9cm" svg:height="6.5cm" svg:x="1.881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fff5ce" draw:end-color="#ffe99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Upward_20_Diagonal" draw:display-name="Upward Diagonal" xlink:href="Pictures/100000000000000800000008E6DA93CB2B9E1E4B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5T18:25:02.429000000</meta:creation-date>
    <dc:date>2020-05-06T10:24:44.627000000</dc:date>
    <meta:editing-duration>PT41M15S</meta:editing-duration>
    <meta:editing-cycles>2</meta:editing-cycles>
    <meta:generator>LibreOffice/6.3.4.2$Windows_X86_64 LibreOffice_project/60da17e045e08f1793c57c00ba83cdfce946d0aa</meta:generator>
    <meta:document-statistic meta:object-count="31"/>
  </office:meta>
</office:document-meta>
</file>